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helvetica" svg:font-family="helvetic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64cm" fo:margin-left="0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A1" style:family="table-cell">
      <style:table-cell-properties style:vertical-align="top" fo:padding-left="0.191cm" fo:padding-right="0.191cm" fo:padding-top="0cm" fo:padding-bottom="0cm" fo:border="1pt solid #000000"/>
    </style:style>
    <style:style style:name="Table2" style:family="table">
      <style:table-properties style:width="15.293cm" fo:margin-left="0cm" table:align="left" style:writing-mode="lr-tb"/>
    </style:style>
    <style:style style:name="Table2.A" style:family="table-column">
      <style:table-column-properties style:column-width="4.763cm"/>
    </style:style>
    <style:style style:name="Table2.B" style:family="table-column">
      <style:table-column-properties style:column-width="10.53cm"/>
    </style:style>
    <style:style style:name="Table2.A1" style:family="table-cell">
      <style:table-cell-properties style:vertical-align="top" fo:background-color="#d9d9d9" fo:padding="0.176cm" fo:border="1pt solid #000000">
        <style:background-image/>
      </style:table-cell-properties>
    </style:style>
    <style:style style:name="Table2.A2" style:family="table-cell">
      <style:table-cell-properties style:vertical-align="top" fo:padding="0.176cm" fo:border="1pt solid #000000"/>
    </style:style>
    <style:style style:name="Table2.B2" style:family="table-cell">
      <style:table-cell-properties style:vertical-align="top" fo:padding="0.176cm" fo:border="1pt solid #000000"/>
    </style:style>
    <style:style style:name="Table2.A3" style:family="table-cell">
      <style:table-cell-properties style:vertical-align="top" fo:padding="0.176cm" fo:border="1pt solid #000000"/>
    </style:style>
    <style:style style:name="Table2.B3" style:family="table-cell">
      <style:table-cell-properties style:vertical-align="top" fo:padding="0.176cm" fo:border="1pt solid #000000"/>
    </style:style>
    <style:style style:name="Table2.A4" style:family="table-cell">
      <style:table-cell-properties style:vertical-align="top" fo:padding="0.176cm" fo:border="1pt solid #000000"/>
    </style:style>
    <style:style style:name="Table2.B4" style:family="table-cell">
      <style:table-cell-properties style:vertical-align="top" fo:padding="0.176cm" fo:border="1pt solid #000000"/>
    </style:style>
    <style:style style:name="Table2.A5" style:family="table-cell">
      <style:table-cell-properties style:vertical-align="top" fo:padding="0.176cm" fo:border="1pt solid #000000"/>
    </style:style>
    <style:style style:name="Table2.B5" style:family="table-cell">
      <style:table-cell-properties style:vertical-align="top" fo:padding="0.176cm" fo:border="1pt solid #000000"/>
    </style:style>
    <style:style style:name="Table2.A6" style:family="table-cell">
      <style:table-cell-properties style:vertical-align="top" fo:padding="0.176cm" fo:border="1pt solid #000000"/>
    </style:style>
    <style:style style:name="Table2.B6" style:family="table-cell">
      <style:table-cell-properties style:vertical-align="top" fo:padding="0.176cm" fo:border="1pt solid #000000"/>
    </style:style>
    <style:style style:name="Table3" style:family="table">
      <style:table-properties style:width="16.51cm" fo:margin-left="0cm" table:align="left" style:writing-mode="lr-tb"/>
    </style:style>
    <style:style style:name="Table3.A" style:family="table-column">
      <style:table-column-properties style:column-width="7.488cm"/>
    </style:style>
    <style:style style:name="Table3.B" style:family="table-column">
      <style:table-column-properties style:column-width="9.022cm"/>
    </style:style>
    <style:style style:name="Table3.A1" style:family="table-cell">
      <style:table-cell-properties style:vertical-align="top" fo:background-color="#d9d9d9" fo:padding="0.176cm" fo:border="1pt solid #000000">
        <style:background-image/>
      </style:table-cell-properties>
    </style:style>
    <style:style style:name="Table3.A2" style:family="table-cell">
      <style:table-cell-properties style:vertical-align="top" fo:padding="0.176cm" fo:border="1pt solid #000000"/>
    </style:style>
    <style:style style:name="Table3.B2" style:family="table-cell">
      <style:table-cell-properties style:vertical-align="top" fo:padding="0.176cm" fo:border="1pt solid #000000"/>
    </style:style>
    <style:style style:name="Table3.A3" style:family="table-cell">
      <style:table-cell-properties style:vertical-align="top" fo:padding="0.176cm" fo:border="1pt solid #000000"/>
    </style:style>
    <style:style style:name="Table3.B3" style:family="table-cell">
      <style:table-cell-properties style:vertical-align="top" fo:padding="0.176cm" fo:border="1pt solid #000000"/>
    </style:style>
    <style:style style:name="Table3.A4" style:family="table-cell">
      <style:table-cell-properties style:vertical-align="top" fo:padding="0.176cm" fo:border="1pt solid #000000"/>
    </style:style>
    <style:style style:name="Table3.B4" style:family="table-cell">
      <style:table-cell-properties style:vertical-align="top" fo:padding="0.176cm" fo:border="1pt solid #000000"/>
    </style:style>
    <style:style style:name="Table3.A5" style:family="table-cell">
      <style:table-cell-properties style:vertical-align="top" fo:padding="0.176cm" fo:border="1pt solid #000000"/>
    </style:style>
    <style:style style:name="Table3.B5" style:family="table-cell">
      <style:table-cell-properties style:vertical-align="top" fo:padding="0.176cm" fo:border="1pt solid #000000"/>
    </style:style>
    <style:style style:name="Table3.A6" style:family="table-cell">
      <style:table-cell-properties style:vertical-align="top" fo:padding="0.176cm" fo:border="1pt solid #000000"/>
    </style:style>
    <style:style style:name="Table3.B6" style:family="table-cell">
      <style:table-cell-properties style:vertical-align="top" fo:padding="0.176cm" fo:border="1pt solid #000000"/>
    </style:style>
    <style:style style:name="Table3.A7" style:family="table-cell">
      <style:table-cell-properties style:vertical-align="top" fo:padding="0.176cm" fo:border="1pt solid #000000"/>
    </style:style>
    <style:style style:name="Table3.B7" style:family="table-cell">
      <style:table-cell-properties style:vertical-align="top" fo:padding="0.176cm" fo:border="1pt solid #000000"/>
    </style:style>
    <style:style style:name="Table3.A8" style:family="table-cell">
      <style:table-cell-properties style:vertical-align="top" fo:padding="0.176cm" fo:border="1pt solid #000000"/>
    </style:style>
    <style:style style:name="Table3.B8" style:family="table-cell">
      <style:table-cell-properties style:vertical-align="top" fo:padding="0.176cm" fo:border="1pt solid #000000"/>
    </style:style>
    <style:style style:name="Tabela1" style:family="table">
      <style:table-properties style:width="8.202cm" table:align="left" fo:background-color="transparent" style:shadow="none" style:writing-mode="lr-tb">
        <style:background-image/>
      </style:table-properties>
    </style:style>
    <style:style style:name="Tabela1.A" style:family="table-column">
      <style:table-column-properties style:column-width="2.91cm"/>
    </style:style>
    <style:style style:name="Tabela1.B" style:family="table-column">
      <style:table-column-properties style:column-width="5.292cm"/>
    </style:style>
    <style:style style:name="Tabe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1.B1" style:family="table-cell">
      <style:table-cell-properties fo:background-color="#ffffff" fo:padding="0.097cm" fo:border="0.05pt solid #000000">
        <style:background-image/>
      </style:table-cell-properties>
    </style:style>
    <style:style style:name="Tabela1.A2" style:family="table-cell">
      <style:table-cell-properties fo:background-color="#dddddd"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 style:family="table-row">
      <style:table-row-properties style:min-row-height="0.27cm"/>
    </style:style>
    <style:style style:name="P1" style:family="paragraph" style:parent-style-name="Standard">
      <style:paragraph-properties fo:margin-top="0cm" fo:margin-bottom="1.27cm" loext:contextual-spacing="false" fo:line-height="100%"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Standard">
      <style:paragraph-properties fo:line-height="100%" fo:text-align="center" style:justify-single-word="false" fo:break-before="auto" fo:break-after="auto" style:writing-mode="lr-tb"/>
    </style:style>
    <style:style style:name="P4" style:family="paragraph" style:parent-style-name="Standard">
      <style:paragraph-properties fo:line-height="100%" fo:break-before="auto" fo:break-after="auto" style:writing-mode="lr-tb"/>
      <style:text-properties officeooo:paragraph-rsid="00206137"/>
    </style:style>
    <style:style style:name="P5" style:family="paragraph" style:parent-style-name="Standard">
      <style:paragraph-properties fo:line-height="100%" fo:text-align="end" style:justify-single-word="false" fo:break-before="auto" fo:break-after="auto" style:writing-mode="lr-tb"/>
      <style:text-properties fo:font-size="18pt" fo:font-weight="bold" style:font-size-asian="18pt" style:font-weight-asian="bold" style:font-size-complex="18pt" style:font-weight-complex="bold"/>
    </style:style>
    <style:style style:name="P6" style:family="paragraph" style:parent-style-name="Standard">
      <style:paragraph-properties fo:line-height="100%"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00%" fo:text-align="center" style:justify-single-word="false" fo:break-before="auto" fo:break-after="auto" style:writing-mode="lr-tb"/>
      <style:text-properties fo:font-size="18pt" fo:font-weight="bold" officeooo:rsid="001e7657" officeooo:paragraph-rsid="001e7657" style:font-size-asian="18pt" style:font-weight-asian="bold" style:font-size-complex="18pt" style:font-weight-complex="bold"/>
    </style:style>
    <style:style style:name="P8"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line-height="100%" fo:text-align="end" style:justify-single-word="false"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line-height="100%" fo:break-before="auto" fo:break-after="auto" style:writing-mode="lr-tb"/>
      <style:text-properties fo:font-style="italic" fo:font-weight="bold" style:font-style-asian="italic" style:font-weight-asian="bold" style:font-style-complex="italic" style:font-weight-complex="bold"/>
    </style:style>
    <style:style style:name="P12" style:family="paragraph" style:parent-style-name="Standard">
      <style:paragraph-properties fo:line-height="100%" fo:break-before="auto" fo:break-after="auto" style:writing-mode="lr-tb"/>
      <style:text-properties fo:font-weight="bold" style:font-weight-asian="bold" style:font-weight-complex="bold"/>
    </style:style>
    <style:style style:name="P13"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4" style:family="paragraph" style:parent-style-name="Standard">
      <style:paragraph-properties fo:margin-left="0cm" fo:margin-right="0cm" fo:margin-top="0cm" fo:margin-bottom="0.212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023cm" fo:margin-right="0cm" fo:line-height="100%" fo:text-indent="0cm" style:auto-text-indent="false" fo:break-before="auto" fo:break-after="auto" style:writing-mode="lr-tb"/>
    </style:style>
    <style:style style:name="P21" style:family="paragraph" style:parent-style-name="Standard">
      <style:paragraph-properties fo:margin-left="0cm" fo:margin-right="0cm" fo:line-height="100%" fo:text-indent="1.27cm" style:auto-text-indent="false" fo:break-before="auto" fo:break-after="auto" style:writing-mode="lr-tb"/>
    </style:style>
    <style:style style:name="P22" style:family="paragraph" style:parent-style-name="Standard">
      <style:paragraph-properties fo:margin-left="1.27cm" fo:margin-right="0cm" fo:margin-top="0cm" fo:margin-bottom="0.212cm" loext:contextual-spacing="false" fo:line-height="100%" fo:text-indent="0cm" style:auto-text-indent="false" fo:break-before="auto" fo:break-after="auto" style:writing-mode="lr-tb"/>
      <style:text-properties fo:font-style="italic" style:font-style-asian="italic" style:font-style-complex="italic"/>
    </style:style>
    <style:style style:name="P23" style:family="paragraph" style:parent-style-name="Standard">
      <style:paragraph-properties fo:margin-left="1.27cm" fo:margin-right="0cm" fo:line-height="100%" fo:text-indent="1.27cm" style:auto-text-indent="false" fo:break-before="auto" fo:break-after="auto" style:writing-mode="lr-tb"/>
    </style:style>
    <style:style style:name="P24" style:family="paragraph" style:parent-style-name="Standard">
      <style:paragraph-properties fo:margin-left="1.27cm" fo:margin-right="0cm" fo:margin-top="0cm" fo:margin-bottom="0.212cm" loext:contextual-spacing="false" fo:line-height="100%" fo:text-indent="1.27cm" style:auto-text-indent="false" fo:break-before="auto" fo:break-after="auto" style:writing-mode="lr-tb"/>
    </style:style>
    <style:style style:name="P25" style:family="paragraph" style:parent-style-name="Standard">
      <style:paragraph-properties fo:margin-left="1.27cm" fo:margin-right="0cm" fo:line-height="100%" fo:text-indent="1.27cm" style:auto-text-indent="false" style:writing-mode="lr-tb"/>
      <style:text-properties officeooo:paragraph-rsid="001eeabe"/>
    </style:style>
    <style:style style:name="P26" style:family="paragraph" style:parent-style-name="Standard">
      <style:paragraph-properties fo:margin-left="1.27cm" fo:margin-right="0cm" fo:line-height="100%" fo:text-indent="1.27cm" style:auto-text-indent="false" style:writing-mode="lr-tb"/>
      <style:text-properties fo:color="#000000" style:font-name="Times New Roman1" fo:font-size="10pt" officeooo:paragraph-rsid="001eeabe" style:font-size-asian="10pt" style:font-size-complex="10pt"/>
    </style:style>
    <style:style style:name="P27" style:family="paragraph" style:parent-style-name="Standard">
      <style:paragraph-properties fo:margin-left="0cm" fo:margin-right="1.27cm" fo:margin-top="0.423cm" fo:margin-bottom="0.106cm" loext:contextual-spacing="false" fo:text-indent="0cm" style:auto-text-indent="false">
        <style:tab-stops>
          <style:tab-stop style:position="0.762cm"/>
        </style:tab-stops>
      </style:paragraph-properties>
      <style:text-properties fo:font-size="10pt" fo:font-weight="normal" officeooo:paragraph-rsid="001e7657" style:font-size-asian="10pt" style:font-weight-asian="normal" style:font-size-complex="10pt" style:font-weight-complex="normal"/>
    </style:style>
    <style:style style:name="P28" style:family="paragraph" style:parent-style-name="Standard">
      <style:paragraph-properties fo:margin-left="0.762cm" fo:margin-right="1.27cm" fo:margin-top="0cm" fo:margin-bottom="0cm" loext:contextual-spacing="false" fo:text-indent="0cm" style:auto-text-indent="false">
        <style:tab-stops>
          <style:tab-stop style:position="1.746cm"/>
        </style:tab-stops>
      </style:paragraph-properties>
      <style:text-properties fo:font-size="10pt" fo:font-weight="normal" officeooo:paragraph-rsid="001e7657" style:font-size-asian="10pt" style:font-weight-asian="normal" style:font-size-complex="10pt" style:font-weight-complex="normal"/>
    </style:style>
    <style:style style:name="P29" style:family="paragraph" style:parent-style-name="Standard">
      <style:paragraph-properties fo:margin-left="1.746cm" fo:margin-right="0cm" fo:margin-top="0cm" fo:margin-bottom="0cm" loext:contextual-spacing="false" fo:text-indent="0cm" style:auto-text-indent="false">
        <style:tab-stops>
          <style:tab-stop style:position="2.875cm"/>
        </style:tab-stops>
      </style:paragraph-properties>
      <style:text-properties fo:font-size="10pt" fo:font-weight="normal" officeooo:paragraph-rsid="001e7657" style:font-size-asian="10pt" style:font-weight-asian="normal" style:font-size-complex="10pt" style:font-weight-complex="normal"/>
    </style:style>
    <style:style style:name="P30" style:family="paragraph" style:parent-style-name="Standard">
      <style:text-properties fo:font-variant="normal" fo:text-transform="none" fo:color="#373e4d" style:font-name="helvetica" fo:font-size="9pt" fo:letter-spacing="normal" fo:font-style="normal" fo:font-weight="normal" officeooo:paragraph-rsid="001e7657"/>
    </style:style>
    <style:style style:name="P31" style:family="paragraph" style:parent-style-name="Standard">
      <style:paragraph-properties fo:margin-top="0cm" fo:margin-bottom="0.212cm" loext:contextual-spacing="false" fo:line-height="100%" fo:break-before="auto" fo:break-after="auto" style:writing-mode="lr-tb"/>
      <style:text-properties fo:font-style="italic" style:font-style-asian="italic" style:font-style-complex="italic"/>
    </style:style>
    <style:style style:name="P32"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P33" style:family="paragraph" style:parent-style-name="Standard" style:master-page-name="Standard">
      <style:paragraph-properties fo:line-height="100%" fo:text-align="end"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34" style:family="paragraph" style:parent-style-name="Standard">
      <style:paragraph-properties fo:line-height="100%" style:writing-mode="lr-tb"/>
    </style:style>
    <style:style style:name="P35" style:family="paragraph" style:parent-style-name="Standard">
      <style:paragraph-properties fo:line-height="100%" style:writing-mode="lr-tb"/>
      <style:text-properties fo:font-size="12pt" fo:font-weight="bold" style:font-size-asian="12pt" style:font-weight-asian="bold" style:font-size-complex="12pt" style:font-weight-complex="bold"/>
    </style:style>
    <style:style style:name="P36" style:family="paragraph" style:parent-style-name="Standard">
      <style:paragraph-properties fo:line-height="100%" fo:break-before="auto" fo:break-after="auto" style:writing-mode="lr-tb"/>
    </style:style>
    <style:style style:name="P37" style:family="paragraph" style:parent-style-name="Standard">
      <style:paragraph-properties fo:line-height="100%" fo:break-before="auto" fo:break-after="auto" style:writing-mode="lr-tb"/>
      <style:text-properties fo:font-size="12pt" fo:font-weight="bold" style:font-size-asian="12pt" style:font-weight-asian="bold" style:font-size-complex="12pt" style:font-weight-complex="bold"/>
    </style:style>
    <style:style style:name="P38" style:family="paragraph" style:parent-style-name="Standard">
      <style:paragraph-properties fo:line-height="100%" fo:break-before="auto" fo:break-after="auto" style:writing-mode="lr-tb"/>
      <style:text-properties fo:font-size="10pt" fo:font-style="italic" fo:font-weight="bold" officeooo:paragraph-rsid="00247fdb" style:font-size-asian="10pt" style:font-style-asian="italic" style:font-weight-asian="bold" style:font-size-complex="10pt" style:font-style-complex="italic" style:font-weight-complex="bold"/>
    </style:style>
    <style:style style:name="P39" style:family="paragraph" style:parent-style-name="Standard">
      <style:paragraph-properties fo:margin-left="0cm" fo:margin-right="0cm" fo:line-height="100%" fo:text-indent="0cm" style:auto-text-indent="false" style:writing-mode="lr-tb"/>
      <style:text-properties officeooo:paragraph-rsid="00247fdb"/>
    </style:style>
    <style:style style:name="P40" style:family="paragraph" style:parent-style-name="Standard">
      <style:paragraph-properties fo:margin-left="0cm" fo:margin-right="0cm" fo:line-height="100%" fo:text-indent="0cm" style:auto-text-indent="false" fo:break-before="auto" fo:break-after="auto" style:writing-mode="lr-tb"/>
      <style:text-properties fo:font-size="10pt" fo:font-style="italic" fo:font-weight="bold" officeooo:paragraph-rsid="00247fdb" style:font-size-asian="10pt" style:font-style-asian="italic" style:font-weight-asian="bold" style:font-size-complex="10pt" style:font-style-complex="italic" style:font-weight-complex="bold"/>
    </style:style>
    <style:style style:name="P41" style:family="paragraph" style:parent-style-name="Standard">
      <style:paragraph-properties fo:margin-left="0cm" fo:margin-right="1.27cm" fo:margin-top="0.423cm" fo:margin-bottom="0.106cm" loext:contextual-spacing="false" fo:text-indent="0cm" style:auto-text-indent="false">
        <style:tab-stops>
          <style:tab-stop style:position="0.762cm"/>
        </style:tab-stops>
      </style:paragraph-properties>
      <style:text-properties fo:font-size="10pt" fo:font-weight="normal" officeooo:paragraph-rsid="001e7657" style:font-size-asian="10pt" style:font-weight-asian="normal" style:font-size-complex="10pt" style:font-weight-complex="normal"/>
    </style:style>
    <style:style style:name="P42" style:family="paragraph" style:parent-style-name="Standard">
      <style:paragraph-properties fo:margin-left="0cm" fo:margin-right="0cm" fo:line-height="100%" fo:text-indent="1.27cm" style:auto-text-indent="false" fo:break-before="auto" fo:break-after="auto" style:writing-mode="lr-tb"/>
    </style:style>
    <style:style style:name="P43" style:family="paragraph" style:parent-style-name="Heading_20_2">
      <style:paragraph-properties fo:line-height="100%"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44" style:family="paragraph" style:parent-style-name="Heading_20_2">
      <style:paragraph-properties fo:line-height="100%" fo:break-before="auto" fo:break-after="auto" style:writing-mode="lr-tb"/>
    </style:style>
    <style:style style:name="P45" style:family="paragraph" style:parent-style-name="Heading_20_1">
      <style:paragraph-properties fo:line-height="100%" fo:break-before="auto" fo:break-after="auto" style:writing-mode="lr-tb"/>
      <style:text-properties style:font-name="Times New Roman" style:font-name-asian="Times New Roman" style:font-name-complex="Times New Roman"/>
    </style:style>
    <style:style style:name="P46" style:family="paragraph" style:parent-style-name="Heading_20_1">
      <style:paragraph-properties fo:line-height="100%" style:writing-mode="lr-tb"/>
      <style:text-properties style:font-name="Times New Roman" officeooo:paragraph-rsid="00247fdb" style:font-name-asian="Times New Roman" style:font-name-complex="Times New Roman"/>
    </style:style>
    <style:style style:name="P47" style:family="paragraph" style:parent-style-name="Heading_20_3">
      <style:paragraph-properties fo:margin-left="0cm" fo:margin-right="0cm" fo:line-height="100%" fo:text-indent="1.27cm" style:auto-text-indent="false" fo:break-before="auto" fo:break-after="auto" style:writing-mode="lr-tb"/>
    </style:style>
    <style:style style:name="P48" style:family="paragraph" style:parent-style-name="Table_20_Contents">
      <style:text-properties officeooo:rsid="00247fdb" officeooo:paragraph-rsid="00247fdb"/>
    </style:style>
    <style:style style:name="P49" style:family="paragraph" style:parent-style-name="Table_20_Contents">
      <style:text-properties officeooo:rsid="0024a7f7" officeooo:paragraph-rsid="0024a7f7"/>
    </style:style>
    <style:style style:name="T1" style:family="text">
      <style:text-properties fo:color="#000000" style:font-name="Times New Roman1" fo:font-size="10pt" officeooo:rsid="001eeabe"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eeabe"/>
    </style:style>
    <style:style style:name="T6" style:family="text">
      <style:text-properties fo:font-variant="normal" fo:text-transform="none" fo:color="#000000" style:font-name="Times New Roman1" fo:font-size="10pt" fo:letter-spacing="normal" fo:font-style="normal" fo:font-weight="normal" style:font-size-asian="10pt" style:font-size-complex="10pt"/>
    </style:style>
    <style:style style:name="T7" style:family="text">
      <style:text-properties officeooo:rsid="00206137"/>
    </style:style>
    <style:style style:name="T8" style:family="text">
      <style:text-properties officeooo:rsid="0022f5bd"/>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font-style="normal" fo:font-weight="normal" officeooo:rsid="00247fdb"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24a7f7" style:font-size-asian="10pt" style:font-style-asian="normal" style:font-weight-asian="normal" style:font-size-complex="10pt" style:font-style-complex="normal" style:font-weight-complex="normal"/>
    </style:style>
    <style:style style:name="T12" style:family="text">
      <style:text-properties officeooo:rsid="00247f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FG</text:p>
      <text:p text:style-name="P5"/>
      <text:p text:style-name="P5"/>
      <text:p text:style-name="P5">Sistema de Vendas e Reserva de Ingressos - SVRI</text:p>
      <text:p text:style-name="P5"/>
      <text:p text:style-name="P5"/>
      <text:p text:style-name="P5">Plano de Gerenciamento de Configuração</text:p>
      <text:p text:style-name="P5"/>
      <text:p text:style-name="P10">Versão 5.0</text:p>
      <text:p text:style-name="P9"/>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6">Histórico da Revisão</text:p>
      <table:table table:name="Table1" table:style-name="Table1">
        <table:table-column table:style-name="Table1.A"/>
        <table:table-column table:style-name="Table1.B"/>
        <table:table-column table:style-name="Table1.C"/>
        <table:table-column table:style-name="Table1.A"/>
        <table:table-row>
          <table:table-cell table:style-name="Table1.A1" office:value-type="string">
            <text:p text:style-name="P14">Data</text:p>
          </table:table-cell>
          <table:table-cell table:style-name="Table1.A1" office:value-type="string">
            <text:p text:style-name="P14">Versão</text:p>
          </table:table-cell>
          <table:table-cell table:style-name="Table1.A1" office:value-type="string">
            <text:p text:style-name="P14">Descrição</text:p>
          </table:table-cell>
          <table:table-cell table:style-name="Table1.A1" office:value-type="string">
            <text:p text:style-name="P14">Autor</text:p>
          </table:table-cell>
        </table:table-row>
        <table:table-row>
          <table:table-cell table:style-name="Table1.A1" office:value-type="string">
            <text:p text:style-name="P15">04/05/2015</text:p>
          </table:table-cell>
          <table:table-cell table:style-name="Table1.A1" office:value-type="string">
            <text:p text:style-name="P15">1.0</text:p>
          </table:table-cell>
          <table:table-cell table:style-name="Table1.A1" office:value-type="string">
            <text:p text:style-name="P15">Terminado o Plano de Gerenciamento da Configuração e liberado para a primeira versão.</text:p>
          </table:table-cell>
          <table:table-cell table:style-name="Table1.A1" office:value-type="string">
            <text:p text:style-name="P15">Guilherme Alves</text:p>
          </table:table-cell>
        </table:table-row>
        <table:table-row>
          <table:table-cell table:style-name="Table1.A1" office:value-type="string">
            <text:p text:style-name="P15">25/05/2015</text:p>
          </table:table-cell>
          <table:table-cell table:style-name="Table1.A1" office:value-type="string">
            <text:p text:style-name="P15">2.0</text:p>
          </table:table-cell>
          <table:table-cell table:style-name="Table1.A1" office:value-type="string">
            <text:p text:style-name="P19">Mudanças no plano de projeto e configuração conforme a solicitação #17.</text:p>
          </table:table-cell>
          <table:table-cell table:style-name="Table1.A1" office:value-type="string">
            <text:p text:style-name="P15">Daniel Oliveira</text:p>
          </table:table-cell>
        </table:table-row>
        <table:table-row>
          <table:table-cell table:style-name="Table1.A1" office:value-type="string">
            <text:p text:style-name="P15">26/05/2015</text:p>
          </table:table-cell>
          <table:table-cell table:style-name="Table1.A1" office:value-type="string">
            <text:p text:style-name="P15">3.0</text:p>
          </table:table-cell>
          <table:table-cell table:style-name="Table1.A1" office:value-type="string">
            <text:p text:style-name="P15">Alteração nos métodos de identificação.</text:p>
          </table:table-cell>
          <table:table-cell table:style-name="Table1.A1" office:value-type="string">
            <text:p text:style-name="P15">Guilherme Alves</text:p>
          </table:table-cell>
        </table:table-row>
        <table:table-row>
          <table:table-cell table:style-name="Table1.A1" office:value-type="string">
            <text:p text:style-name="P15">09/06/2015</text:p>
          </table:table-cell>
          <table:table-cell table:style-name="Table1.A1" office:value-type="string">
            <text:p text:style-name="P15">4.0</text:p>
          </table:table-cell>
          <table:table-cell table:style-name="Table1.A1" office:value-type="string">
            <text:p text:style-name="P15">Adequação das baselines #26</text:p>
          </table:table-cell>
          <table:table-cell table:style-name="Table1.A1" office:value-type="string">
            <text:p text:style-name="P15">Guilherme Alves</text:p>
          </table:table-cell>
        </table:table-row>
        <table:table-row>
          <table:table-cell table:style-name="Table1.A1" office:value-type="string">
            <text:p text:style-name="P15">1<text:span text:style-name="T8">7</text:span>/06/2015</text:p>
          </table:table-cell>
          <table:table-cell table:style-name="Table1.A1" office:value-type="string">
            <text:p text:style-name="P15">5.0</text:p>
          </table:table-cell>
          <table:table-cell table:style-name="Table1.A1" office:value-type="string">
            <text:p text:style-name="P15">Adequação do plano de GCS</text:p>
          </table:table-cell>
          <table:table-cell table:style-name="Table1.A1" office:value-type="string">
            <text:p text:style-name="P15">Guilherme Alves</text:p>
          </table:table-cell>
        </table:table-row>
        <table:table-row>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2"/>
      <text:p text:style-name="P3"/>
      <text:p text:style-name="P3"/>
      <text:p text:style-name="P3"/>
      <text:p text:style-name="P3"><text:soft-page-break/></text:p>
      <text:p text:style-name="P3"><text:bookmark text:name="id.gjdgxs"/></text:p>
      <text:p text:style-name="P6">Plano de Gerenciamento de Configuração</text:p>
      <text:p text:style-name="P6"/>
      <text:p text:style-name="P7">Índice</text:p>
      <text:p text:style-name="P27">1.<text:tab/>Introdução<text:tab/></text:p>
      <text:p text:style-name="P28">1.1 Finalidade<text:tab/></text:p>
      <text:p text:style-name="P28">1.2 Escopo<text:tab/></text:p>
      <text:p text:style-name="P28">1.3 Definições, Acrônimos e Abreviações<text:tab/></text:p>
      <text:p text:style-name="P27">2. Gerenciamento de Configuração de Software<text:tab/></text:p>
      <text:p text:style-name="P27">3. O Programa de Gerenciamento de Configuração<text:tab/></text:p>
      <text:p text:style-name="P28">3.1 Identificação da Configuração<text:tab/></text:p>
      <text:p text:style-name="P29">3.1.1 Métodos de Identificação<text:tab/></text:p>
      <text:p text:style-name="P29">3.1.2 Baselines do Projeto<text:tab/></text:p>
      <text:p text:style-name="P28">3.2 Controle de Configuração e Mudança<text:tab/><text:bookmark text:name="_GoBack"/></text:p>
      <text:p text:style-name="P29">3.2.1 Processamento e Aprovação de Solicitações de Mudança<text:tab/></text:p>
      <text:p text:style-name="P29">3.2.2 Comitê de Controle de Mudança (CCB)<text:tab/></text:p>
      <text:p text:style-name="P28">3.3 Estimativa do Status de Configuração<text:tab/></text:p>
      <text:p text:style-name="P29">3.3.1 Processo de Armazenamento de Mídia e Liberação do Projeto<text:tab/></text:p>
      <text:p text:style-name="P29">3.3.2 Relatórios e Auditorias<text:tab/></text:p>
      <text:p text:style-name="P27">4. Marcos<text:tab/></text:p>
      <text:p text:style-name="P30"/>
      <text:p text:style-name="P6"/>
      <text:p text:style-name="P6"/>
      <text:p text:style-name="P3"><text:bookmark text:name="id.30j0zll"/></text:p>
      <text:h text:style-name="P45" text:outline-level="10">1. Introdução<text:line-break/><text:line-break/><text:bookmark text:name="id.1fob9te"/></text:h>
      <text:p text:style-name="P11">1.1 Finalidade</text:p>
      <text:p text:style-name="P2"><text:tab/>A finalidade do plano é projetar um padrão a ser utilizado pela equipe para aumentar o controle do produto durante o ciclo de vida do software.</text:p>
      <text:p text:style-name="P2"><text:bookmark text:name="id.3znysh7"/></text:p>
      <text:p text:style-name="P11">1.2 Escopo</text:p>
      <text:p text:style-name="P2"><text:tab/>Este documento define o plano de gerenciamento de configuração para atuar no sistema SVRI – Sistema de Vendas e Reservas de Ingressos, que faz parte do projeto integrador das disciplinas de quinto período do curso de Engenharia de Software, da Universidade Federal de Goiás.</text:p>
      <text:p text:style-name="P2">Este documento contém um detalhamento dos recursos utilizados de ferramentas e pessoas que atuam no projeto, bem como suas responsabilidades sobre a configuração.</text:p>
      <text:p text:style-name="P2"/>
      <text:p text:style-name="P2"/>
      <text:p text:style-name="P34"/>
      <text:p text:style-name="P34"/>
      <text:p text:style-name="P34"/>
      <text:p text:style-name="P34"/>
      <text:p text:style-name="P34"><text:bookmark text:name="id.2et92p0"/></text:p>
      <text:p text:style-name="P11"><text:soft-page-break/>1.3 Definições, Acrônimos e Abreviações</text:p>
      <text:p text:style-name="P12"><text:tab/><text:tab/></text:p>
      <table:table table:name="Table2" table:style-name="Table2">
        <table:table-column table:style-name="Table2.A"/>
        <table:table-column table:style-name="Table2.B"/>
        <table:table-row>
          <table:table-cell table:style-name="Table2.A1" office:value-type="string">
            <text:p text:style-name="P16">Termo</text:p>
          </table:table-cell>
          <table:table-cell table:style-name="Table2.A1" office:value-type="string">
            <text:p text:style-name="P16">Descrição</text:p>
          </table:table-cell>
        </table:table-row>
        <table:table-row>
          <table:table-cell table:style-name="Table2.A2" office:value-type="string">
            <text:p text:style-name="P18">SVRI</text:p>
          </table:table-cell>
          <table:table-cell table:style-name="Table2.B2" office:value-type="string">
            <text:p text:style-name="P18">Sistema de Vendas e Reserva de Ingressos</text:p>
          </table:table-cell>
        </table:table-row>
        <table:table-row>
          <table:table-cell table:style-name="Table2.A3" office:value-type="string">
            <text:p text:style-name="P18">EAP</text:p>
          </table:table-cell>
          <table:table-cell table:style-name="Table2.B3" office:value-type="string">
            <text:p text:style-name="P18">Estrutura Analítica de Projeto</text:p>
          </table:table-cell>
        </table:table-row>
        <table:table-row>
          <table:table-cell table:style-name="Table2.A4" office:value-type="string">
            <text:p text:style-name="P18">Baseline</text:p>
          </table:table-cell>
          <table:table-cell table:style-name="Table2.B4" office:value-type="string">
            <text:p text:style-name="P18">Conjunto de artefatos aprovados agrupados em uma determinada versão em um determinado instante de tempo</text:p>
          </table:table-cell>
        </table:table-row>
        <table:table-row>
          <table:table-cell table:style-name="Table2.A5" office:value-type="string">
            <text:p text:style-name="P18">Release</text:p>
          </table:table-cell>
          <table:table-cell table:style-name="Table2.B5" office:value-type="string">
            <text:p text:style-name="P18">Lançamento de uma versão executável do sistema, contendo um conjunto de funcionalidades</text:p>
          </table:table-cell>
        </table:table-row>
        <table:table-row>
          <table:table-cell table:style-name="Table2.A6" office:value-type="string">
            <text:p text:style-name="P18">GC</text:p>
          </table:table-cell>
          <table:table-cell table:style-name="Table2.B6" office:value-type="string">
            <text:p text:style-name="P18">Gerência de Configuração</text:p>
          </table:table-cell>
        </table:table-row>
      </table:table>
      <text:p text:style-name="P20"/>
      <text:p text:style-name="P20"/>
      <text:p text:style-name="P37">2. Ferramentas, Ambiente e Infra-estrutura de Configuração de Software.</text:p>
      <text:p text:style-name="P35"/>
      <text:p text:style-name="P38"><text:span text:style-name="T12">2</text:span>.<text:span text:style-name="T12">1</text:span> <text:span text:style-name="T12">Ferramentas utilizadas</text:span></text:p>
      <text:p text:style-name="P2"><text:tab/>As ferramentas, responsabilidades, ambiente e infra-estrutura utilizados no projeto são:</text:p>
      <text:p text:style-name="P21"/>
      <table:table table:name="Table3" table:style-name="Table3">
        <table:table-column table:style-name="Table3.A"/>
        <table:table-column table:style-name="Table3.B"/>
        <table:table-row>
          <table:table-cell table:style-name="Table3.A1" office:value-type="string">
            <text:p text:style-name="P17">Ferramenta</text:p>
          </table:table-cell>
          <table:table-cell table:style-name="Table3.A1" office:value-type="string">
            <text:p text:style-name="P17">Versão</text:p>
          </table:table-cell>
        </table:table-row>
        <table:table-row>
          <table:table-cell table:style-name="Table3.A2" office:value-type="string">
            <text:p text:style-name="P19">Eclipse</text:p>
          </table:table-cell>
          <table:table-cell table:style-name="Table3.B2" office:value-type="string">
            <text:p text:style-name="P19">Luna 4.4.2, versão JavaEE Developers</text:p>
          </table:table-cell>
        </table:table-row>
        <table:table-row>
          <table:table-cell table:style-name="Table3.A3" office:value-type="string">
            <text:p text:style-name="P19">Java</text:p>
          </table:table-cell>
          <table:table-cell table:style-name="Table3.B3" office:value-type="string">
            <text:p text:style-name="P19">SDK 8.0</text:p>
          </table:table-cell>
        </table:table-row>
        <table:table-row>
          <table:table-cell table:style-name="Table3.A4" office:value-type="string">
            <text:p text:style-name="P19">Apache Tomcat</text:p>
          </table:table-cell>
          <table:table-cell table:style-name="Table3.B4" office:value-type="string">
            <text:p text:style-name="P19">8.0.21</text:p>
          </table:table-cell>
        </table:table-row>
        <table:table-row>
          <table:table-cell table:style-name="Table3.A5" office:value-type="string">
            <text:p text:style-name="P19">LibreOffice</text:p>
          </table:table-cell>
          <table:table-cell table:style-name="Table3.B5" office:value-type="string">
            <text:p text:style-name="P19">4.0.3.3</text:p>
          </table:table-cell>
        </table:table-row>
        <table:table-row>
          <table:table-cell table:style-name="Table3.A6" office:value-type="string">
            <text:p text:style-name="P19">Git</text:p>
          </table:table-cell>
          <table:table-cell table:style-name="Table3.B6" office:value-type="string">
            <text:p text:style-name="P19">1.8.4</text:p>
          </table:table-cell>
        </table:table-row>
        <table:table-row>
          <table:table-cell table:style-name="Table3.A7" office:value-type="string">
            <text:p text:style-name="P19">Astah Community</text:p>
          </table:table-cell>
          <table:table-cell table:style-name="Table3.B7" office:value-type="string">
            <text:p text:style-name="P19">6.9.0</text:p>
          </table:table-cell>
        </table:table-row>
        <table:table-row>
          <table:table-cell table:style-name="Table3.A8" office:value-type="string">
            <text:p text:style-name="P19">OpenOffice</text:p>
          </table:table-cell>
          <table:table-cell table:style-name="Table3.B8" office:value-type="string">
            <text:p text:style-name="P19">4.1.1</text:p>
          </table:table-cell>
        </table:table-row>
      </table:table>
      <text:p text:style-name="P21">As ferramentas que não estão referenciadas neste documento são as utilizadas por via Web, portanto a sua versão utilizada sempre será a última disponível, como é o caso do Google Drive e Google Docs.</text:p>
      <text:p text:style-name="P21"/>
      <text:p text:style-name="P40"><text:span text:style-name="T12">2</text:span>.<text:span text:style-name="T12">2</text:span> <text:span text:style-name="T12">Requisitos de sistema</text:span></text:p>
      <text:p text:style-name="P39"><text:span text:style-name="T9"><text:tab/></text:span><text:span text:style-name="T10">Para a execução das ferramentas de desenvolvimento, recomenda s</text:span><text:span text:style-name="T11">e</text:span><text:span text:style-name="T10">:<text:line-break/></text:span></text:p>
      <table:table table:name="Tabela1" table:style-name="Tabela1">
        <table:table-column table:style-name="Tabela1.A"/>
        <table:table-column table:style-name="Tabela1.B"/>
        <table:table-row>
          <table:table-cell table:style-name="Tabela1.A1" office:value-type="string">
            <text:p text:style-name="P48">RAM</text:p>
          </table:table-cell>
          <table:table-cell table:style-name="Tabela1.B1" office:value-type="string">
            <text:p text:style-name="P48">2gb ou superior.</text:p>
          </table:table-cell>
        </table:table-row>
        <table:table-row>
          <table:table-cell table:style-name="Tabela1.A2" office:value-type="string">
            <text:p text:style-name="P48">Armazenamento</text:p>
          </table:table-cell>
          <table:table-cell table:style-name="Tabela1.B2" office:value-type="string">
            <text:p text:style-name="P48">2gb livre.</text:p>
          </table:table-cell>
        </table:table-row>
        <table:table-row>
          <table:table-cell table:style-name="Tabela1.A2" office:value-type="string">
            <text:p text:style-name="P49">Sistema Operacional</text:p>
          </table:table-cell>
          <table:table-cell table:style-name="Tabela1.B2" office:value-type="string">
            <text:p text:style-name="P49">Windows 7 ou superior, Linux.</text:p>
          </table:table-cell>
        </table:table-row>
        <table:table-row table:style-name="Tabela1.4">
          <table:table-cell table:style-name="Tabela1.A2" office:value-type="string">
            <text:p text:style-name="P49">Processador</text:p>
          </table:table-cell>
          <table:table-cell table:style-name="Tabela1.B2" office:value-type="string">
            <text:p text:style-name="P49">x86 multicore.</text:p>
          </table:table-cell>
        </table:table-row>
      </table:table>
      <text:p text:style-name="P39"><text:span text:style-name="T10"><text:line-break/></text:span></text:p>
      <text:p text:style-name="P39"/>
      <text:p text:style-name="P39"><text:soft-page-break/></text:p>
      <text:p text:style-name="P39"/>
      <text:p text:style-name="P39"/>
      <text:p text:style-name="P39"/>
      <text:p text:style-name="P39"/>
      <text:p text:style-name="P39"><text:span text:style-name="T10"/></text:p>
      <text:h text:style-name="P46" text:outline-level="10"/>
      <text:h text:style-name="P46" text:outline-level="10">3. O Programa de Gerenciamento de Configuração</text:h>
      <text:p text:style-name="P2"><text:bookmark text:name="id.3dy6vkm"/></text:p>
      <text:p text:style-name="P11">3.1 Identificação da Configuração</text:p>
      <text:p text:style-name="P2"><text:bookmark text:name="id.1t3h5sf"/></text:p>
      <text:p text:style-name="P11">3.1.1 Métodos de Identificação</text:p>
      <text:p text:style-name="P2"><text:tab/>Todos os artefatos versionados contidos no repositório de gerência de configuração serão nomeados da seguinte maneira: &lt;nome do artefato&gt; &lt;versão&gt;.&lt;extensão&gt;</text:p>
      <text:p text:style-name="P2">Por exemplo, a primeira versão de um documento de plano de projeto ficaria como “plano-de-projeto.doc”, sem as aspas. As exceções serão no caso de código fonte, onde apenas o executável do software como um todo teria uma identificação de versão no nome, seguindo o modelo estabelecido.</text:p>
      <text:p text:style-name="P2">A versão contida no título deve corresponder a versão determinada dentro do artefato (caso possua um campo de versão).</text:p>
      <text:p text:style-name="P2"><text:bookmark text:name="id.4d34og8"/></text:p>
      <text:p text:style-name="P2"><text:span text:style-name="T2">3.1.2 Baselines do Projeto</text:span><text:span text:style-name="T3"><text:tab/></text:span></text:p>
      <text:p text:style-name="P2"><text:tab/>Haverá uma baseline inicial de projeto contendo a Especificação de Objetivos e Requisitos aprovada para o projeto. As demais baselines ocorrerão ao final de cada sprint. Os Itens de Configuração que serão lançados no final de cada sprint seguindo o cronograma do Plano de Projeto estarão especificados no documento EAP que está contido no Plano de Projeto, incluindo executáveis do software relacionado. Os itens de configuração estarão dentro das pastas da seguinte forma:</text:p>
      <text:p text:style-name="P2"/>
      <text:p text:style-name="P31">Plano de Gerenciamento de Configuração - 1.02-Gerência de Projeto de Software;</text:p>
      <text:p text:style-name="P31">Plano de Manutenção - 1.02-Gerência de Projeto de Software;</text:p>
      <text:p text:style-name="P31">Plano de Comunicação - 1.02-Gerência de Projeto de Software;</text:p>
      <text:p text:style-name="P31">Plano de Projeto - 1.02-Gerência de Projeto de Software;</text:p>
      <text:p text:style-name="P31">Plano de Manutenção SVRI - 1.03-Manutenção de Software;</text:p>
      <text:p text:style-name="P31">Plano de Qualidade - 1.04 - Qualidade de Software ;</text:p>
      <text:p text:style-name="P31">Plano de Verificação e Validação – 1.05 - Verificação e Validação;</text:p>
      <text:p text:style-name="P31">Relatório de Verificação e Validação – 1.05 – Verificação e Validação;</text:p>
      <text:p text:style-name="P31">Rotina de Teste Manual do Código Fonte – 1.05 – Verificação e Validação;</text:p>
      <text:p text:style-name="P31">Documento de EOR – SVRI – 2.01-Requisitos;</text:p>
      <text:p text:style-name="P31">Documento de Arquitetura de Software -2.02.01 – Arquitetura de Software;</text:p>
      <text:p text:style-name="P31">Diagrama de Classe – 2.02.02 – Design Detalhado.</text:p>
      <text:p text:style-name="P22"/>
      <text:p text:style-name="P2"/>
      <text:p text:style-name="P2"><text:bookmark text:name="kix.x4wmcs4b2n7r"/></text:p>
      <text:h text:style-name="P43" text:outline-level="10">3.2 Controle de Configuração e Mudança</text:h>
      <text:p text:style-name="P2"><text:bookmark text:name="kix.bxezscbdeixo"/></text:p>
      <text:p text:style-name="P11">3.2.1 Processamento e Aprovação de Solicitações de Mudança</text:p>
      <text:p text:style-name="P2"><text:tab/>O processo de Configuração e Mudança será feito de acordo com o definido no Processo de Manutenção.</text:p>
      <text:h text:style-name="P47" text:outline-level="10"><text:bookmark text:name="kix.1k7naaphlwv3"/><text:bookmark text:name="h.nktnwariuppx"/><text:soft-page-break/></text:h>
      <text:p text:style-name="P11">3.2.2 Comitê de Controle de Mudança (CCB)</text:p>
      <text:p text:style-name="P2"><text:tab/>O comitê será formado segund3.2 Controle de Configuração e Mudançao o Processo de Manutenção, sendo que o comitê de cada mudança será formado pelos interessados que são afetados por essa mudança.</text:p>
      <text:p text:style-name="P22"/>
      <text:p text:style-name="P22"/>
      <text:h text:style-name="P43" text:outline-level="10">3.3 Estimativa do Status de Configuração</text:h>
      <text:h text:style-name="P44" text:outline-level="10"><text:bookmark text:name="id.2s8eyo1"/></text:h>
      <text:p text:style-name="P11">3.3.1 Processo de Armazenamento de Mídia e Liberação do Projeto</text:p>
      <text:p text:style-name="P11"/>
      <text:p text:style-name="P2"><text:tab/>O Projeto e seus backups serão mantidos nos repositórios do GitHub e armazenados em disco rígido do gerente de configuração no final de cada baseline.</text:p>
      <text:p text:style-name="P4">Os Itens de Configuração estarão organizados na pasta trunk segundo a hierar<text:span text:style-name="T7">q?</text:span>quia de pastas abaixo:</text:p>
      <text:p text:style-name="P23"/>
      <text:p text:style-name="P23">1-Gerência</text:p>
      <text:p text:style-name="P23"><text:tab/>1.01-Cronograma e Atas de Reunião</text:p>
      <text:p text:style-name="P23"><text:tab/>1.02-Gerência de Projeto de Sofware</text:p>
      <text:p text:style-name="P23"><text:tab/><text:tab/>1.02.01-Scrum</text:p>
      <text:p text:style-name="P23"><text:tab/><text:tab/>1.02.02-PMBOK</text:p>
      <text:p text:style-name="P23"><text:tab/>1.03-Manutenção de Software</text:p>
      <text:p text:style-name="P25"><text:tab/><text:tab/><text:span text:style-name="T1">1.03.1-</text:span><text:span text:style-name="T6">Análises de Impacto</text:span></text:p>
      <text:p text:style-name="P26"><text:span text:style-name="T4"><text:tab/><text:tab/></text:span><text:span text:style-name="T5">1.03.2-</text:span><text:span text:style-name="T4">Solicitações de Mudança</text:span></text:p>
      <text:p text:style-name="P26"><text:span text:style-name="T4"><text:tab/><text:tab/></text:span><text:span text:style-name="T5">1.03.3-</text:span><text:span text:style-name="T4">Documentos de Falha e Anomalias</text:span></text:p>
      <text:p text:style-name="P23"><text:tab/>1.04-Qualidade de Software</text:p>
      <text:p text:style-name="P23"><text:tab/>1.05-Verificação e Validação</text:p>
      <text:p text:style-name="P23">2-Projeto</text:p>
      <text:p text:style-name="P23"><text:tab/>2.01-Requisitos</text:p>
      <text:p text:style-name="P23"><text:tab/>2.02-Design</text:p>
      <text:p text:style-name="P23"><text:tab/><text:tab/>2.02.01-Arquitetura de Software</text:p>
      <text:p text:style-name="P23"><text:tab/><text:tab/>2.02.02-Design Detalhado</text:p>
      <text:p text:style-name="P23"><text:tab/>2.03-Código-Fonte</text:p>
      <text:p text:style-name="P23"><text:tab/>2.04-Implantação</text:p>
      <text:p text:style-name="P23">3-Diversos</text:p>
      <text:p text:style-name="P23"><text:tab/>3.01-Bibliografia</text:p>
      <text:p text:style-name="P24"><text:tab/>3.02-Apresentações</text:p>
      <text:p text:style-name="P24"/>
      <text:p text:style-name="P11">3.3.2 Relatórios e Auditorias</text:p>
      <text:p text:style-name="P2"><text:tab/>As auditorias de Configuração se <text:s/>encontram no diretório 1.02.</text:p>
      <text:p text:style-name="P2">Os relatórios de qualidade serão feitas pela garantia de qualidade, e se encontram no diretório 1.04 </text:p>
      <text:p text:style-name="P2"/>
      <text:h text:style-name="P44" text:outline-level="10"><text:bookmark text:name="id.lnxbz9"/></text:h>
      <text:h text:style-name="P45" text:outline-level="10">4. Marcos</text:h>
      <text:p text:style-name="P2"><text:tab/>Os marcos do projeto estão descritos na seção 4.2 do plano de projeto. O plano de GCS deve ser atualizado antes do início do próximo sprint do projet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helvetica" svg:font-family="helvetic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zxx" fo:country="none" style:font-name-asian="Times New Roman" style:font-size-asian="10pt" style:language-asian="zxx" style:country-asian="none" style:font-name-complex="Times New Roman" style:font-size-complex="10pt" style:language-complex="zxx"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zxx" fo:country="none" style:font-name-asian="Times New Roman" style:font-size-asian="10pt" style:language-asian="zxx" style:country-asian="none" style:font-name-complex="Times New Roman" style:font-size-complex="10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5" style:display-name="Heading 5"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font-size="11pt" style:font-size-asian="11pt" style:font-size-complex="11pt"/>
    </style:style>
    <style:style style:name="Heading_20_6" style:display-name="Heading 6"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MP2" style:family="paragraph" style:parent-style-name="Standard">
      <style:paragraph-properties fo:margin-top="0cm" fo:margin-bottom="1.27cm" loext:contextual-spacing="false" fo:line-height="100%"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251cm" style:dynamic-spacing="true"/>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5</meta:editing-cycles>
    <dc:date>2015-06-17T18:05:31.506000000</dc:date>
    <meta:editing-duration>PT57M57S</meta:editing-duration>
    <meta:document-statistic meta:table-count="4" meta:image-count="0" meta:object-count="0" meta:page-count="5" meta:paragraph-count="153" meta:word-count="940" meta:character-count="6361" meta:non-whitespace-character-count="5500"/>
  </office:meta>
</office:document-meta>
</file>